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292cm" svg:height="8.039cm" svg:x="0.408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7-30T14:04:56.254853920</dc:date>
    <meta:editing-duration>PT3M29S</meta:editing-duration>
    <meta:editing-cycles>24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interval-major="0.5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293cm" svg:height="8.04cm" xlink:href="." xlink:type="simple" chart:class="chart:scatter" chart:style-name="ch1">
        <chart:plot-area chart:style-name="ch2" chart:data-source-has-labels="both" svg:x="0.285cm" svg:y="0.16cm" svg:width="13.723cm" svg:height="7.72cm">
          <chart:coordinate-region svg:x="0.827cm" svg:y="0.359cm" svg:width="13.087cm" svg:height="7.32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12138669042085">
                <text:p>-2.12138669042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.23291928979381">
                <text:p>-2.23291928979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.33269905414206">
                <text:p>-2.33269905414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41891999635898">
                <text:p>-2.41891999635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48989828488278">
                <text:p>-2.48989828488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54410007770519">
                <text:p>-2.54410007770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58016734770783">
                <text:p>-2.58016734770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59694128558974">
                <text:p>-2.59694128558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59348290347005">
                <text:p>-2.59348290347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56909050504505">
                <text:p>-2.56909050504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52331373628027">
                <text:p>-2.52331373628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45596398327109">
                <text:p>-2.45596398327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36712094028565">
                <text:p>-2.36712094028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25713523022607">
                <text:p>-2.25713523022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1266270208801">
                <text:p>-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97648064242401">
                <text:p>-1.97648064242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80783527370545">
                <text:p>-1.80783527370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62207182590593">
                <text:p>-1.62207182590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42079621129805">
                <text:p>-1.42079621129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20581924104237">
                <text:p>-1.20581924104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979133448431426">
                <text:p>-0.979133448431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742887181856127">
                <text:p>-0.7428871818561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499356354293464">
                <text:p>-0.499356354293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250914272622932">
                <text:p>-0.250914272622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.06161699786838E-016">
                <text:p>-3.06161699786838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50914272622931">
                <text:p>0.2509142726229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99356354293464">
                <text:p>0.499356354293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742887181856128">
                <text:p>0.742887181856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979133448431424">
                <text:p>0.979133448431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20581924104237">
                <text:p>1.20581924104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42079621129804">
                <text:p>1.420796211298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62207182590593">
                <text:p>1.622071825905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80783527370545">
                <text:p>1.80783527370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97648064242401">
                <text:p>1.976480642424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25713523022607">
                <text:p>2.25713523022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36712094028565">
                <text:p>2.367120940285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45596398327109">
                <text:p>2.45596398327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52331373628027">
                <text:p>2.52331373628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56909050504505">
                <text:p>2.56909050504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59348290347005">
                <text:p>2.59348290347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59694128558974">
                <text:p>2.596941285589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58016734770783">
                <text:p>2.58016734770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54410007770519">
                <text:p>2.544100077705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48989828488278">
                <text:p>2.489898284882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41891999635898">
                <text:p>2.418919996358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33269905414206">
                <text:p>2.332699054142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23291928979381">
                <text:p>2.232919289793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12138669042085">
                <text:p>2.12138669042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87072022329224">
                <text:p>1.870720223292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7355395154641">
                <text:p>1.73553951546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5964499487727">
                <text:p>1.5964499487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45541264815555">
                <text:p>1.45541264815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31432778029783">
                <text:p>1.31432778029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17500586584781">
                <text:p>1.175005865847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03914086215625">
                <text:p>1.0391408621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08285434585713">
                <text:p>0.9082854345857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783828798538011">
                <text:p>0.783828798538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666977472454742">
                <text:p>0.6669774724547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55873923482289">
                <text:p>0.55873923482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459910526414552">
                <text:p>0.4599105264145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371067483429106">
                <text:p>0.3710674834291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29256072876869">
                <text:p>0.292560728768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224513988289793">
                <text:p>0.2245139882897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166826537491973">
                <text:p>0.1668265374919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119179422701415">
                <text:p>0.1191794227014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0810453403543557">
                <text:p>0.0810453403543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0517019994406674">
                <text:p>0.0517019994406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0302487364574217">
                <text:p>0.03024873645742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0156261002279943">
                <text:p>0.01562610022799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00663807648677123">
                <text:p>0.00663807648677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00197657996375364">
                <text:p>0.001976579963753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000247805494322462">
                <text:p>0.000247805494322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000247805494322545">
                <text:p>-0.0002478054943225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00197657996375375">
                <text:p>-0.00197657996375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00663807648677134">
                <text:p>-0.006638076486771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0156261002279944">
                <text:p>-0.01562610022799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0302487364574217">
                <text:p>-0.03024873645742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0517019994406673">
                <text:p>-0.05170199944066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0810453403543556">
                <text:p>-0.08104534035435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119179422701415">
                <text:p>-0.1191794227014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166826537491973">
                <text:p>-0.1668265374919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224513988289792">
                <text:p>-0.2245139882897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29256072876869">
                <text:p>-0.292560728768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371067483429106">
                <text:p>-0.3710674834291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459910526414551">
                <text:p>-0.4599105264145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55873923482289">
                <text:p>-0.558739234822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666977472454741">
                <text:p>-0.6669774724547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783828798538011">
                <text:p>-0.7838287985380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08285434585712">
                <text:p>-0.9082854345857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03914086215625">
                <text:p>-1.03914086215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17500586584781">
                <text:p>-1.175005865847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31432778029783">
                <text:p>-1.314327780297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45541264815555">
                <text:p>-1.455412648155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5964499487727">
                <text:p>-1.59644994877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7355395154641">
                <text:p>-1.73553951546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87072022329224">
                <text:p>-1.870720223292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